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0302d" officeooo:paragraph-rsid="00123a0d"/>
    </style:style>
    <style:style style:name="P2" style:family="paragraph" style:parent-style-name="Standard">
      <style:text-properties officeooo:rsid="0010302d" officeooo:paragraph-rsid="0010302d"/>
    </style:style>
    <style:style style:name="P3" style:family="paragraph" style:parent-style-name="Standard">
      <style:text-properties officeooo:rsid="0010302d" officeooo:paragraph-rsid="001082e7"/>
    </style:style>
    <style:style style:name="P4" style:family="paragraph" style:parent-style-name="Standard">
      <style:text-properties officeooo:rsid="0014341f" officeooo:paragraph-rsid="0014341f"/>
    </style:style>
    <style:style style:name="P5" style:family="paragraph" style:parent-style-name="Standard">
      <style:text-properties fo:font-weight="bold" officeooo:rsid="0014341f" officeooo:paragraph-rsid="0014341f" style:font-weight-asian="bold" style:font-weight-complex="bold"/>
    </style:style>
    <style:style style:name="P6" style:family="paragraph" style:parent-style-name="Standard">
      <style:paragraph-properties fo:text-align="center" style:justify-single-word="false"/>
      <style:text-properties fo:font-weight="bold" officeooo:rsid="00158089" officeooo:paragraph-rsid="00158089" style:font-weight-asian="bold" style:font-weight-complex="bold"/>
    </style:style>
    <style:style style:name="P7" style:family="paragraph" style:parent-style-name="Standard">
      <style:text-properties fo:font-weight="bold" officeooo:rsid="00158089" officeooo:paragraph-rsid="00158089" style:font-weight-asian="bold" style:font-weight-complex="bold"/>
    </style:style>
    <style:style style:name="P8" style:family="paragraph" style:parent-style-name="Standard">
      <style:text-properties fo:font-weight="bold" officeooo:rsid="0010302d" officeooo:paragraph-rsid="0010302d" style:font-weight-asian="bold" style:font-weight-complex="bold"/>
    </style:style>
    <style:style style:name="P9" style:family="paragraph" style:parent-style-name="Standard">
      <style:text-properties fo:font-weight="bold" officeooo:rsid="00177552" officeooo:paragraph-rsid="00177552" style:font-weight-asian="bold" style:font-weight-complex="bold"/>
    </style:style>
    <style:style style:name="P10" style:family="paragraph" style:parent-style-name="Standard">
      <style:paragraph-properties fo:text-align="center" style:justify-single-word="false"/>
      <style:text-properties fo:font-weight="bold" officeooo:rsid="00177552" officeooo:paragraph-rsid="00177552" style:font-weight-asian="bold" style:font-weight-complex="bold"/>
    </style:style>
    <style:style style:name="P11" style:family="paragraph" style:parent-style-name="Standard">
      <style:text-properties fo:font-weight="bold" officeooo:rsid="00181a47" officeooo:paragraph-rsid="00181a47" style:font-weight-asian="bold" style:font-weight-complex="bold"/>
    </style:style>
    <style:style style:name="P12" style:family="paragraph" style:parent-style-name="Standard">
      <style:text-properties officeooo:rsid="00158089" officeooo:paragraph-rsid="00158089"/>
    </style:style>
    <style:style style:name="P13" style:family="paragraph" style:parent-style-name="Standard">
      <style:text-properties officeooo:rsid="00102ce0" officeooo:paragraph-rsid="00102ce0"/>
    </style:style>
    <style:style style:name="P14" style:family="paragraph" style:parent-style-name="Standard">
      <style:text-properties officeooo:rsid="00177552" officeooo:paragraph-rsid="00177552"/>
    </style:style>
    <style:style style:name="P15" style:family="paragraph" style:parent-style-name="Standard">
      <style:text-properties officeooo:rsid="00181a47" officeooo:paragraph-rsid="00181a47"/>
    </style:style>
    <style:style style:name="P16" style:family="paragraph" style:parent-style-name="Standard">
      <style:text-properties officeooo:rsid="00186755" officeooo:paragraph-rsid="00186755"/>
    </style:style>
    <style:style style:name="P17" style:family="paragraph" style:parent-style-name="Standard">
      <style:text-properties officeooo:rsid="00186755" officeooo:paragraph-rsid="0018e0a3"/>
    </style:style>
    <style:style style:name="P18" style:family="paragraph" style:parent-style-name="Standard">
      <style:text-properties officeooo:rsid="0018e0a3" officeooo:paragraph-rsid="0018e0a3"/>
    </style:style>
    <style:style style:name="T1" style:family="text">
      <style:text-properties officeooo:rsid="001082e7"/>
    </style:style>
    <style:style style:name="T2" style:family="text">
      <style:text-properties fo:font-weight="bold" style:font-weight-asian="bold" style:font-weight-complex="bold"/>
    </style:style>
    <style:style style:name="T3" style:family="text">
      <style:text-properties style:text-underline-style="solid" style:text-underline-type="double" style:text-underline-width="auto" style:text-underline-color="font-color"/>
    </style:style>
    <style:style style:name="T4" style:family="text">
      <style:text-properties officeooo:rsid="0018e0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etecção de anomalias Abstract-Network é um importante e</text:p>
      <text:p text:style-name="P13">Área de pesquisa dinâmico. Muitos métodos de detecção de intrusão de rede</text:p>
      <text:p text:style-name="P13">e sistemas (NIDS) têm sido propostos na literatura.</text:p>
      <text:p text:style-name="P13">Neste artigo, nós fornecemos um estruturado e abrangente <text:span text:style-name="T1">v</text:span>isão geral dos vários aspectos da detecção de anomalias de rede para que <text:span text:style-name="T1">u</text:span>m pesquisador pode rapidamente tornar-se familiarizado com todos os aspectos da <text:span text:style-name="T1">d</text:span>etecção de anomalias de rede. Apresentamos ataques normalmente encontradas <text:span text:style-name="T1">p</text:span>or sistemas de detecção de intrusão de rede. Nós categorizamos <text:span text:style-name="T1">m</text:span>étodos de detecção de anomalias de rede existentes e sistemas baseados <text:span text:style-name="T1">s</text:span>obre as técnicas computacionais de base utilizados. Dentro <text:span text:style-name="T1">deste quadro</text:span>, nós brevemente descrever e comparar um grande número de anomalia<text:span text:style-name="T1">s</text:span> rede de métodos e sistemas de detecção. Além <text:span text:style-name="T1">disso</text:span>, nós também discutir ferramentas que podem ser utilizados por defensores de rede e conjuntos de dados que os pesquisadores na detecção de anomalias de rede pode uso. Destacamos também direções de pesquisa em rede anomalia detecção.</text:p>
      <text:p text:style-name="P13"/>
      <text:p text:style-name="P13"><text:span text:style-name="T1">Detecção</text:span> do índice de Termos-Anomaly, NIDS, ataque, conjunto de dados, intrusão</text:p>
      <text:p text:style-name="P13">detecção, classificador, ferramentas</text:p>
      <text:p text:style-name="P13"/>
      <text:p text:style-name="P13">I. INTRODUÇÃO</text:p>
      <text:p text:style-name="P13">Devido aos avanços em tecnologias da Internet e do aumento concomitante do número de ataques de rede, detecção de intrusão de rede tornou-se uma investigação significativa questão. Apesar do progresso notável e um grande corpo de trabalho, ainda há muitas oportunidades para avançar o stateof-the-art na detecção e frustrar ataques baseados em rede</text:p>
      <text:p text:style-name="P13"/>
      <text:p text:style-name="P13">De acordo com Anderson [2], uma tentativa de intrusão ou uma ameaça é uma tentativa deliberada e não autorizado a (i) informações de acesso, (Ii) manipular informações, ou (iii) tornar um sistema duvidosa ou inutilizável. Por exemplo, (a) Negação de Serviço (DoS) ataque tenta privar uma série de seus recursos, que são necessários para funcionar correctamente durante o processamento; (b) Worms e vírus exploram outros hosts através da rede; e (c) Compromissos obter acesso privilegiado a uma série tomando vantagens de vulnerabilidades conhecidas.</text:p>
      <text:p text:style-name="P13"/>
      <text:p text:style-name="P13">O termo de detecção de <text:span text:style-name="T1">intrusões baseadas</text:span> em anomalia em redes refere-se ao problema de encontrar padrões excepcionais em rede tráfego que não se conformam com o normal esperado comportamento. Esses padrões não-conformes são muitas vezes referidos como anomalias, outliers exceções, aberrações, surpresas, peculiaridades ou observações discordantes em vários aplicativos domínios [3], [4]. Destes, anomalias e valores atípicos são dois dos termos mais utilizados no contexto da anomalybased detecção de intrusão em redes.</text:p>
      <text:p text:style-name="P13"/>
      <text:p text:style-name="P13">Detecção de anomalias tem inúmeras aplicações em áreas <text:span text:style-name="T1">como</text:span> detecção de fraudes em cartões de crédito, detecção de intrusão para Cyber segurança e vigilância militar para atividades inimigas. Para exemplo, um padrão de tráfego anômalo em uma rede de computadores pode significar que um computador hackeado está enviando sensíveis dados para um hospedeiro não autorizada. A comunidade estatística tem vindo a estudar o problema da detecção de anomalias ou outliers em tão cedo quanto o século 19 [5]. Nas últimas décadas, a aprendizagem de máquina começou a desempenham um papel significativo na detecção de anomalias. Um bom <text:span text:style-name="T1">número de técnicas</text:span> de detecção de <text:span text:style-name="T1">intrusões baseadas</text:span> em anomalia em redes foram desenvolvidos por investigadores. Muitas técnicas de trabalho em domínios específicos, embora outros são mais genéricas.</text:p>
      <text:p text:style-name="P13"/>
      <text:p text:style-name="P13">Embora existam disponíveis várias pesquisas <text:span text:style-name="T1">na literatura</text:span> sobre rede de detecção de anomalias [3], [6], [7], pesquisas tais como [6], [7], discutir muito menos métodos de detecção do que nós Faz. Em [3], os autores discutem a detecção de anomalias em geral e cobrirem o domínio de detecção de intrusão apenas brevemente. Nenhum dos inquéritos [3], [6], [7] incluem ferramentas comuns usado durante a execução de vários passos em anomalia rede detecção. Eles também não discutir <text:soft-page-break/>abordagens que combinam vários métodos individuais para conseguir um melhor desempenho. Dentro <text:span text:style-name="T1">deste</text:span> artigo, apresentamos um levantamento estruturado e abrangente em caso de detecção de intrusão de rede baseada em anomalia em termos de Visão Geral, técnicas, sistemas, ferramentas e conjuntos de dados com uma discussão sobre os desafios e recomendações. <text:span text:style-name="T1">Nossa</text:span> apresentação é detalhad<text:span text:style-name="T1">a</text:span> com comparações amplas, sempre que necessário e é destinado a leitores que desejam começar a investigação neste campo.</text:p>
      <text:p text:style-name="P13"/>
      <text:p text:style-name="P8">A. Pesquisas anteriores sobre a detecção de anomalias de rede.</text:p>
      <text:p text:style-name="P2"/>
      <text:p text:style-name="P2">Detecção de anomalias de rede é uma área de pesquisa ampla, que já possui uma série de pesquisas, artigos de revisão, bem como livros. Uma extensa pesquisa das técnicas de detecção de anomalias desenvolvido em aprendizado de máquina e estatísticas foram fornecidas por [8], [9]. Agyemang et ai. [10] apresentam uma ampla revisão <text:span text:style-name="T1">das técnicas</text:span> de detecção de anomalias para numérico, bem como simbólica dados. Um amplo panorama das redes neurais e estatísticas baseadas As técnicas de detecção da novidade é encontrado em [11]. patch e Parque [6] e Snyder [12] pesquisas atuais de detecção de anomalias técnicas utilizadas especificamente para a detecção de intrusão cibernético.</text:p>
      <text:p text:style-name="P2"/>
      <text:p text:style-name="P2">Uma boa quantidade de pesquisas sobre detecção de outlier nas estatísticas é encontrada em vários livros [13] - [15], bem como artigos de pesquisa [16] - [18]. <text:span text:style-name="T1">Inquéritos</text:span> exaustivos de detecção de anomalias em <text:span text:style-name="T1">vários domínios</text:span> têm sido apresentados em [3], [7]. Callado et ai. [19] relatar as principais técnicas e problemas identificados no tráfego IP análise, com ênfase na detecção de aplicativo. Zhang et ai. [20] apresentam uma pesquisa sobre métodos de detecção de anomalias em redes. Uma revisão de detecção de intrusão baseada em fluxo é apresentado por Sperotto et ai. [21], que explicam os conceitos de fluir e ataques classificado, e fornecem uma discussão detalhada das técnicas de detecção para verificações, vermes, Botnets e DoS ataques.</text:p>
      <text:p text:style-name="P2"/>
      <text:p text:style-name="P3">Alguns trabalhos [22] - [25] foi avaliado no contexto redes de wireless. Sun et ai. [23] apresentam um levantamento de técnicas de detecção de intrusão para redes ad-hoc móveis (Manet) e redes de sensores sem fio (RSSF). Eles também apresentam diversas questões de investigação importantes e desafios no contexto da construção de IDSs, integrando aspectos relativos à mobilidade. Sun et ai. [22] discutem dois domínios independentes on-line sistemas de detecção de anomalias (Lempel-Ziv base e Markov Based) usando o histórico de localização obtida a partir de travessia de um usuário móvel.</text:p>
      <text:p text:style-name="P3"/>
      <text:p text:style-name="P3">Sun et ai. [25] também introduzem dois distintos abordagens para construir IDS para Manet, viz., Markov de cadeia base e de base de teste T2 de Hotelling. Eles também propor <text:span text:style-name="T1">um esquema</text:span> adaptável para a seleção dinâmica dos perfis normais e limiares correspondentes. Sun et ai. [24] construir um recurso vector com base em vários parâmetros, tais como a duração da chamada, chamar período de inatividade, e chamar de destino para identificar os usuários ' chamando <text:span text:style-name="T1">atividades.</text:span> Eles usam técnicas de classificação para detectar anomalias. Um extenso levantamento de DoS e ataques DoS distribuídos As técnicas de detecção é apresentado em [26]. Discussão de rede sistemas de coordenadas, design e segurança é encontrado em [27], [28]. Wu e Banzhaf [29] apresentam uma visão geral <text:span text:style-name="T1">das </text:span>aplicações de métodos de inteligência computacional para a problema de detecção de intrusão. Eles incluem vários métodos tais como redes neurais artificiais, sistemas fuzzy, evolucionário computação, sistemas imunológicos artificiais, enxame inteligência,</text:p>
      <text:p text:style-name="P1">e computação macio. Dong et ai. [30] introduzir um IDS camada de <text:span text:style-name="T1">aplicações baseadas</text:span> na sequência de aprender a detectar anomalias. Os autores demonstram que a sua IDS é mais eficaz em comparação com abordagens usando modelos de Markov e k-médias algoritmos. Um general comparação de vários papéis de pesquisa disponíveis na literatura com o nosso trabalho é mostrado na Tabela I. A pesquisa contemplado neste trabalho abrange abordagens e sistemas mais bem-citados relatado na literatura até agora. </text:p>
      <text:p text:style-name="P1"/>
      <text:p text:style-name="P1"><text:soft-page-break/>Nossa pesquisa difere dos levantamentos existentes, nos seguintes maneiras.</text:p>
      <text:p text:style-name="P1"/>
      <text:p text:style-name="P4">• Como [35], discutimos fontes, causas e aspectos das anomalias de rede, e também incluem uma discussão detalhada das fontes de conjuntos de dados de recursos de pacotes e nível de fluxo. Além disso, incluímos uma grande coleção de up-to-date métodos de detecção de anomalias nas categorias de estatística,</text:p>
      <text:p text:style-name="P4">-Classificação baseada, baseada no conhecimento, computação macio, À base de agrupamento e combinação alunos, em vez de restringir-nos a apenas abordagens estatísticas. Nós também incluímos várias questões importantes de investigação, aberta desafios e algumas recomendações.</text:p>
      <text:p text:style-name="P4"/>
      <text:p text:style-name="P4">• Como [36], que tentam fornecer uma classificação dos vários métodos de detecção de anomalias, sistemas e ferramentas introduzido até a data, para além de uma classificação ataques e suas características. Além disso, realizamos comparações detalhadas entre esses métodos. Além disso,</text:p>
      <text:p text:style-name="P4">Como [36], que fornecem recomendações práticas e uma lista de questões de pesquisa e desafios abertos.</text:p>
      <text:p text:style-name="P4"/>
      <text:p text:style-name="P4">• Ao contrário [9], [19], o nosso estudo não se restringe apenas classificação de tráfego IP e análise. Ele inclui um grande número de métodos de up-to-date, sistemas e ferramentas e análise. Como [19], que também incluem uma discussão detalhada no fluxo de captura e nível de pacote e de pré-processamento. No entanto, ao contrário de [9], [19], que incluem ideias para o desenvolvimento melhor IDSs, além de fornecer uma lista de práticas questões de investigação e desafios abertos.</text:p>
      <text:p text:style-name="P4"/>
      <text:p text:style-name="P4">• Ao contrário [37], o nosso estudo não se restringe a essas soluções introduzida para uma tecnologia de rede particular, como CRN (Rede de Rádio Cognitivo). Também ao contrário [37], incluímos uma discussão de uma ampla variedade de ataques, em vez de apenas CRN ataques específicos.</text:p>
      <text:p text:style-name="P4"/>
      <text:p text:style-name="P4">• Ao contrário [27], nossa pesquisa está focada em anomalias de rede, suas fontes e características; e abordagens de detecção, métodos e sistemas, e as comparações entre eles. Como [27], que incluem métricas de desempenho, em Além de uma análise dos conjuntos de dados utilizados para a avaliação de qualquer IDS.</text:p>
      <text:p text:style-name="P4"/>
      <text:p text:style-name="P5">B. O problema da Anomaly Detection</text:p>
      <text:p text:style-name="P5"/>
      <text:p text:style-name="P4">Para fornecer uma solução adequada na anomalia de rede detecção, precisamos do conceito de normalidade. A ideia de normal é geralmente introduzido por um modelo formal que expressa as relações entre as variáveis ​​fundamentais envolvidas no sistema dinâmica. Consequentemente, um evento ou um objeto é detectado como anómala, se o seu grau de desvio em relação ao perfil</text:p>
      <text:p text:style-name="P4">ou o comportamento do sistema, especificada pelo modelo de normalidade, é alta o suficiente. </text:p>
      <text:p text:style-name="P4"/>
      <text:p text:style-name="P4">Por exemplo, tomemos um sistema de detecção de anomalias S que utiliza uma abordagem supervisionado. Ele pode ser pensado como um par S = (H, D), onde M é o modelo de comportamento normal do sistema e D é uma medida que permite uma proximidade para calcular, dado um registro de atividade, o grau de desvio que têm essas actividades no que respeita ao modelo de M. Assim, cada sistema tem principalmente dois módulos: (i) um módulo de modelagem</text:p>
      <text:p text:style-name="P4">e (ii) um módulo de detecção. Uma treina os sistemas para obter o modelo de normalidade M. O modelo obtido é posteriormente utilizado por o módulo de detecção para avaliar novos acontecimentos ou objectos ou o tráfego como anômalas ou discrepantes. É a medida de desvio que permite a classificação dos acontecimentos ou objectos como anômalas ou discrepantes. Em particular, o módulo de modelagem precisa de ser adaptável para lidar com situações dinâmicas.</text:p>
      <text:p text:style-name="P4"/>
      <text:p text:style-name="P4"/>
      <text:p text:style-name="P5"><text:soft-page-break/>C. Nossas Contribuições</text:p>
      <text:p text:style-name="P5"/>
      <text:p text:style-name="P4">Este documento fornece uma visão geral estruturada e abrangente de a extensa pesquisa sobre métodos de detecção de anomalias de rede e NIDSs. As principais contribuições desta pesquisa são as seguintes:</text:p>
      <text:p text:style-name="P4"/>
      <text:p text:style-name="P4">(A) Como a categorização da detecção de anomalias de rede pesquisa sugerido em ([8], [10]), classificamos a detecção NIDSs métodos e num certo número de categorias. Dentro Além disso, nós também fornecemos uma análise de vários métodos em termos da sua capacidade e desempenho, conjunto de daods, mecanismos correspondentes, número de parâmetros, e mecanismos de detecção.</text:p>
      <text:p text:style-name="P4"/>
      <text:p text:style-name="P4">(B) A maioria dos inquéritos existentes não cobrem abordagens de conjunto ou fusão de dados para a detecção de anomalias de rede, mas o que fazemos.</text:p>
      <text:p text:style-name="P4"/>
      <text:p text:style-name="P4">(C) A maioria dos inquéritos existentes evitar métodos de seleção de atributos,</text:p>
      <text:p text:style-name="P4">que são cruciais na tarefa de detecção de anomalias de rede. Nós apresentamos várias técnicas para determinar a relevância recurso em conjuntos de dados de intrusão e compará-los.</text:p>
      <text:p text:style-name="P4"/>
      <text:p text:style-name="P4">(D) Além de discutir métodos de detecção, apresentamos vários NIDSs com diagramas de arquitetura com componentes e funções, e também apresentamos uma comparação entre o NIDSs.</text:p>
      <text:p text:style-name="P4"/>
      <text:p text:style-name="P4">(E) Resumimos ferramentas utilizadas em várias etapas para a rede detecção de anomalias de tráfego.</text:p>
      <text:p text:style-name="P4"/>
      <text:p text:style-name="P4">(F) Nós também fornecemos uma descrição dos conjuntos de dados utilizados para avaliação.</text:p>
      <text:p text:style-name="P4"/>
      <text:p text:style-name="P4">(G) Discutimos critérios de desempenho utilizados para avaliar os métodos e sistemas para detecção de anomalias de rede.</text:p>
      <text:p text:style-name="P4"/>
      <text:p text:style-name="P4">(H) Nós também fornecemos recomendações ou uma lista de desejos para os desenvolvedores de métodos de detecção de anomalias de rede ideal e sistemas.</text:p>
      <text:p text:style-name="P4"/>
      <text:p text:style-name="P4">(I) Por fim, destacamos várias questões de pesquisa importante e desafios de ambos os pontos de vista teórico e prático.</text:p>
      <text:p text:style-name="P4"/>
      <text:p text:style-name="P5">D. Organização</text:p>
      <text:p text:style-name="P4">Neste artigo, nós fornecemos um abrangente e exaustiva de pesquisa de detecção de intrusão de rede baseada em anomalia: fundamentos, métodos de detecção, sistemas, ferramentas e pesquisa questões, bem como desafios. Seção II discute os conceitos básicos de detecção de intrusão em redes, enquanto a Secção III apresenta detecção de anomalias de rede e seus vários aspectos. Seção IV discute e compara vários métodos e sistemas para a detecção de anomalias de rede. Seção V relata critérios para avaliação da detecção de anomalias de rede desempenho métodos e sistemas. Seção VI apresenta recomendações para os desenvolvedores de métodos de detecção de anomalias de rede e sistemas. Seção VII é dedicada à investigação problemas e desafios enfrentados por detecção de intrusão de rede baseada em anomalia pesquisadores. Oportunidades para futuras pesquisas e concluindo observações são apresentados na Seção VIII.</text:p>
      <text:p text:style-name="P4"/>
      <text:p text:style-name="P4"/>
      <text:p text:style-name="P4"/>
      <text:p text:style-name="P4"/>
      <text:p text:style-name="P4"/>
      <text:p text:style-name="P6"><text:soft-page-break/>II. DETECÇÃO DE INTRUSO</text:p>
      <text:p text:style-name="P12"/>
      <text:p text:style-name="P12">Intrusion é um conjunto de ações voltadas para comprometer a segurança dos componentes do computador e da rede em termos de confidencialidade, integridade e disponibilidade [38]. Isto pode ser feito por um agente dentro ou fora para ganhar a entrada não autorizada e comando do dispositivo de segurança. Para proteger a infra-estrutura dos sistemas de rede, sistemas de detecção de intrusão (IDS) fornecem mecanismos bem estabelecidos, que recolhem e analisam informações de várias áreas dentro de um host ou uma rede para identificar possíveis violações de segurança.</text:p>
      <text:p text:style-name="P12">As funções de detecção de intrusão incluem: </text:p>
      <text:p text:style-name="P12">(i) monitoramento e analisando usuário, sistema e atividades de rede,</text:p>
      <text:p text:style-name="P12">(ii) a configuração sistemas para a geração de relatórios de possíveis vulnerabilidades,</text:p>
      <text:p text:style-name="P12">(iii) a avaliação do sistema e arquivo de integridade</text:p>
      <text:p text:style-name="P12">(iv) reconhecimento de padrões ataques de típicos</text:p>
      <text:p text:style-name="P12">(v) analisar a atividade anormal e violações de políticas de usuário</text:p>
      <text:p text:style-name="P12">(vi) de rastreamento.</text:p>
      <text:p text:style-name="P12">Um IDS usa vulnerabilidade avaliação para avaliar a segurança de um host ou uma rede. A detecção de intrusão trabalha-se no pressuposto que a intrusão atividades são visivelmente diferentes das atividades normais do sistema e, portanto, detectáveis.</text:p>
      <text:p text:style-name="P12"/>
      <text:p text:style-name="P7">A. Diferentes classes de ataques</text:p>
      <text:p text:style-name="P12">Anderson [2] classifica intrusos em dois tipos: externo e interna. intrusos externos são utilizadores não autorizados as máquinas que atacar, enquanto intrusos internos têm permissão para acessar o sistema, mas não tem privilégios para o modo de raiz ou superusuário. Um intruso interno disfarçado em logs como outros usuários com acesso legítimo aos dados sensíveis</text:p>
      <text:p text:style-name="P12">Considerando que um intruso interno clandestina, o mais perigoso, tem o poder de desligar o controle de auditoria por si mesmos. Existem várias classes de intrusões ou ataques [39], [40]</text:p>
      <text:p text:style-name="P12">em sistemas de computador. Um resumo é relatado na <text:span text:style-name="T2">Tabela II.</text:span></text:p>
      <text:p text:style-name="P12"/>
      <text:p text:style-name="P9">B. Classificação de Detecção de Intrusão e de Detecção de Intrusão de sistemas</text:p>
      <text:p text:style-name="P9"/>
      <text:p text:style-name="P14"><text:span text:style-name="T3">D</text:span>etecção de intrusão de rede tem sido estudada há quase 20 anos. Geralmente, o comportamento de um intruso é visivelmente diferente do que a de um utilizador legítimo e, portanto, pode ser detectada [41]. IDSs também podem ser classificados com base na sua implantação em tempo real</text:p>
      <text:p text:style-name="P14">Tempo.</text:p>
      <text:p text:style-name="P14"/>
      <text:p text:style-name="P14">1) IDS baseado em host (HIDS): Um monitor HIDS e análises os internos de um sistema de computação em vez de sua externa interfaces de [42]. A HIDS pode detectar a atividade interna, como o programa que acessa quais recursos e tentativas ilegítimas Acesso. Um exemplo é um processador de texto que, de repente e inexplicavelmente começa a modificar a senha do sistema banco de dados. Da mesma forma, um SHID pode olhar para o estado de um sistema e a informação armazenada no seja na RAM ou na sistema de arquivos ou em arquivos de log ou em outro lugar. Pode-se pensar em um HIDS como um agente que monitora se nada nem ninguém interno ou externo tenha contornado a política de segurança que o sistema operacional tenta impor.</text:p>
      <text:p text:style-name="P14"/>
      <text:p text:style-name="P14">2) IDS baseado em rede (NIDS): Um NIDS lida com a detecção intrusões em dados da rede. Intrusões ocorrem tipicamente como padrões anômalos embora determinado modelo técnicas os dados de uma forma sequencial e detectar subsequências anômalas [42]. A principal razão para essas anomalias são os ataques lançado por invasores externos que querem ganhar não autorizada de acesso à rede para roubar informações ou para interromper a rede.</text:p>
      <text:p text:style-name="P14">Numa configuração típica, uma rede está ligada ao resto do mundo através da Internet. O NIDS lê todos os pacotes de entrada ou fluxos, tentando encontrar padrões suspeitos. Por exemplo, Se um grande número de conexões TCP solicita a um grande número de diferentes portas são observados <text:soft-page-break/>dentro de um curto espaço de tempo, uma poderia supor que alguém está a cometer uma “varredura de portas” em algum do computador (s) na rede. Vários tipos de varreduras de portas, e ferramentas para o seu lançamento são discutidos em detalhe em [43]. Porta scans principalmente tentar detectar códigos de casca de entrada na mesma forma que um sistema de detecção de intrusão comum faz. à parte de inspecionar o tráfego de entrada, um NIDS também fornece informações valiosas sobre a intrusão de saída ou local tráfego. Alguns ataques podem até ser encenado a partir do interior de uma rede monitorada ou segmento de rede, e, por conseguinte, Não se considera como o tráfego de entrada em tudo. Os dados disponíveis para sistemas de detecção de intrusão podem estar em diferentes níveis de granularidade, por exemplo, traços de nível de pacotes e registros IPFIX. Os dados são altamente dimensionais, tipicamente, com uma mistura de categórica assim como atributos contínuos.</text:p>
      <text:p text:style-name="P14"/>
      <text:p text:style-name="P14">A detecção de intrusões baseados em uso indevido normalmente procura padrões intrusivas conhecido, mas de detecção de intrusão baseada em anomalia tenta identificar padrões incomuns. Detecção de intrusões técnicas podem ser classificados em três tipos, com base no mecanismo de detecção de [1], [3], [44]. Isto inclui (i) uso indevido,</text:p>
      <text:p text:style-name="P14">(ii) à base de anomalia, e (iii) híbrido, como descrito em Tabela III. Hoje em dia, na maior parte investigadores concentrar em detecções baseadas em anomalias de intrusão de rede porque ele pode detectar conhecidos bem como ataques desconhecidos.</text:p>
      <text:p text:style-name="P14"/>
      <text:p text:style-name="P14">Há várias razões que tornam a detecção de intrusão uma parte necessária da totalidade do sistema de defesa. Em primeiro lugar, muitos sistemas e aplicações tradicionais foram desenvolvidas sem a segurança em mente. Tais sistemas e aplicativos foram alvo para trabalhar em um ambiente, onde a segurança nunca foi uma questão importante. Entretanto, os mesmos sistemas e aplicações quando implantado no cenário atual da rede, tornar-se grande dores de cabeça de segurança. Por exemplo, um sistema pode ser perfeitamente seguro quando é isolado, mas torna-se vulnerável quando ele é conectado à Internet. detecção de intrusão fornece uma maneira para identificar e, assim, permitir uma resposta aos ataques contra estes sistemas. Em segundo lugar, devido a limitações de segurança da informação e práticas de engenharia de software, sistemas de computador e aplicações podem ter falhas de projeto ou erros que poderiam ser usados por um intruso para atacar sistemas ou aplicações. Como um resultado, certos mecanismos de prevenção (por exemplo, firewalls) pode não ser tão eficaz como se esperava.</text:p>
      <text:p text:style-name="P14"/>
      <text:p text:style-name="P10">III. PANORAMA DA REDE ANOMALIA DETECÇÃO</text:p>
      <text:p text:style-name="P14"/>
      <text:p text:style-name="P14">Detecção de anomalias tenta encontrar padrões em dados, que não se conformam com o comportamento normal esperado. A importância de detecção de anomalias é devido ao facto de anomalias em dados traduzem-se significativa (e muitas vezes crítica) acionável informações numa grande variedade de domínios de aplicação [45]. Para exemplo, um padrão de tráfego anômalo em uma rede de computadores poderia significar que um computador hackeado está enviando sensíveis dados para um hospedeiro não autorizada. No entanto, anomalias de uma rede pode ser causada por várias razões diferentes.</text:p>
      <text:p text:style-name="P14">Conforme indicado em [35], há duas grandes categorias de rede anomalias: (a) anomalias relacionados com o desempenho e (b) a segurança anomalias relacionadas. Vários exemplos de desempenho relacionadas anomalias são: tempestades de broadcast, congestão transitória, balbuciando nó, paginação através da rede, e falha no servidor de arquivos. Anomalias de rede relacionados com a segurança pode ser devido a mal-intencionado atividade de intruso (s) que intencionalmente inundar a rede com tráfego desnecessário para sequestrar a largura de banda para que legítima os usuários não conseguem receber o serviço (s). anomalias relacionados com a segurança são três tipos: (i) o ponto, (ii) contextual e (iii) anomalias colectivas. Este esquema de classificação está descrita na Tabela IV.</text:p>
      <text:p text:style-name="P14">No entanto, esta pesquisa do nosso é preocupado com a segurança relacionada apenas anomalias de <text:soft-page-break/>rede.</text:p>
      <text:p text:style-name="P14">Atualmente, detecção de intrusão de rede baseada em anomalia é um principal foco de pesquisa e desenvolvimento no campo da detecção de intruso. Vários sistemas com rede de base anomalia as capacidades de detecção de intrusão estão se tornando disponíveis, e muitos novos esquemas estão sendo exploradas. No entanto, o assunto está longe de questões maduros e fundamentais continuam a ser resolvido antes da implantação em larga escala de plataformas ANIDs torna-se praticável.</text:p>
      <text:p text:style-name="P14"/>
      <text:p text:style-name="P11">A. Arquitetura genérica de ANIDs</text:p>
      <text:p text:style-name="P15"/>
      <text:p text:style-name="P15">Muitos NIDSs têm sido desenvolvidos por pesquisadores e praticantes. No entanto, o desenvolvimento de um ANIDs eficiente arquitetura ainda está sendo investigada. A arquitetura genérica de um ANIDs é mostrado na Figura 1.</text:p>
      <text:p text:style-name="P15">Os principais componentes do modelo genérico da ANIDs são discutidos abaixo.</text:p>
      <text:p text:style-name="P15">1) Anomalia motor de detecção: Este é o coração de qualquer sistema de detecção de intrusão de rede. Ele tenta detectar ocorrência de qualquer intrusão on-line ou off-line. Contudo, antes de enviar qualquer tráfego de rede para o motor de detecção, ele precisa de pré-processamento. Se os ataques são conhecidos, eles podem ser detectados utilizando a abordagem de detecção de utilização indevida. No outro lado, ataques desconhecidas podem ser detectados utilizando base em anomalias abordagem baseada em um mecanismo de correlação apropriado.</text:p>
      <text:p text:style-name="P15"/>
      <text:p text:style-name="P15">Mecanismo de correspondência: Implica procurando por um determinado padrão ou perfil no tráfego de rede que pode ser construído por monitorização contínua do comportamento da rede, incluindo conhecidos explorações ou vulnerabilidades. A seguir estão algumas importantes requisitos na concepção de um mecanismo de correspondência eficiente.</text:p>
      <text:p text:style-name="P15">- Matching determina se a nova instância pertence a uma classe conhecida definido por um perfil bi dimensional alta ou não. Matching pode ser inexata.</text:p>
      <text:p text:style-name="P15">- Matching deve ser rápido.</text:p>
      <text:p text:style-name="P15">- Organização eficaz dos perfis podem facilitar mais rápido procurar durante a correspondência.</text:p>
      <text:p text:style-name="P15"/>
      <text:p text:style-name="P15">2) Os dados de referência: As informações armazenamentos de dados de referência sobre conhecido assinaturas de intrusão ou perfis de comportamento normal. Os índices de referência deve ser armazenado de um modo eficiente maneira. Possíveis tipos de dados de referência utilizados na arquitetura genérica de um NIDS são: perfil, assinatura e regra. Em caso de um ANIDs, é na maior parte perfis. Os elementos de processamento atualizar os perfis como novos conhecimentos sobre o observado comportamento se torna disponível. Estas atualizações são realizadas em intervalos regulares, de uma forma orientada lote.</text:p>
      <text:p text:style-name="P15"/>
      <text:p text:style-name="P15">3) Os dados de configuração: Isto corresponde ao intermediário resultados, por exemplo, parcialmente criado assinaturas de intrusão. O espaço necessário para armazenar tais informações pode ser bastante grande. Os passos para updation de os dados de configuração é dado na figura</text:p>
      <text:p text:style-name="P15">2. Os resultados intermédios precisa ser integrado com existente conhecimento para produzir resultados consistentes, up-to-date.</text:p>
      <text:p text:style-name="P15"/>
      <text:p text:style-name="P15">4) Alarme: Este componente da arquitetura é responsável para a geração de alarmes baseado na indicação recebida a partir do mecanismo de detecção.</text:p>
      <text:p text:style-name="P15"/>
      <text:p text:style-name="P15">5) analista Humano: Um analista humano é responsável por análise, interpretação e para tomar as medidas necessárias com base na informação de alarme fornecida pelo mecanismo de detecção.</text:p>
      <text:p text:style-name="P15">O analista também toma medidas necessárias para diagnosticar o alarme informações como uma atividade de pós-processamento para apoiar referência ou updation perfil com a ajuda de gerente de segurança.</text:p>
      <text:p text:style-name="P15"/>
      <text:p text:style-name="P15"><text:soft-page-break/>6) Pós-processamento: Este é um módulo importante em um NIDS para pós-processamento dos alarmes gerados para o diagnóstico de ataques reais.</text:p>
      <text:p text:style-name="P15"/>
      <text:p text:style-name="P15">7) A captura de tráfego: capturar o tráfego é um módulo importante num DNV. Os dados de tráfego bruto é capturado em ambas pacote e os níveis de fluxo. tráfego nível de pacote pode ser capturada utilizando uma ferramenta comum, por exemplo, Wireshark 1 e, em seguida, pré-processado antes enviar para o motor de detecção. O fluxo de dados nível em alta velocidade redes, é constituído por informações de um resumidos ou mais pacotes. Algumas ferramentas comuns para capturar nível de fluxo tráfego de rede incluem Nfdump 2, nfsen 3 e Cisco Netflow V.94.</text:p>
      <text:p text:style-name="P15"/>
      <text:p text:style-name="P15">8) gerente de Segurança: assinaturas de intrusão armazenados são atualizados pelo Gerente de Segurança (SM) como e quando novas intrusões se tornarem conhecidas. A análise de novos intrusões é uma tarefa extremamente complexa.</text:p>
      <text:p text:style-name="P15"/>
      <text:p text:style-name="P11">B. Aspectos de Detecção de anomalias de rede</text:p>
      <text:p text:style-name="P11"/>
      <text:p text:style-name="P15">Nesta seção, apresentamos alguns aspectos importantes da anomalia baseado em detecção de intrusão de rede. A intrusão de rede problema de detecção é uma classificação ou agrupamento</text:p>
      <text:p text:style-name="P15">problema formulado com os seguintes componentes [3]: (i) tipos de dados de entrada, (ii) adequação das medidas de proximidade, (iii) rotulagem dos dados, (iv) classificação dos métodos com base em o uso de dados marcado, (v) identificação de características relevantes e (vi) as anomalias de relatórios. Discutimos cada um destes tópicos em breve.</text:p>
      <text:p text:style-name="P15"/>
      <text:p text:style-name="P15">1) Tipos de dados de entrada: Um aspecto fundamental de qualquer baseados em anomalias técnica de detecção de intrusão é a natureza da entrada de dados utilizado para a análise. A entrada é geralmente uma coleção de dados instâncias (também conhecidos como objetos, discos, pontos, vetores, padrões, eventos, casos, amostras, observações, entidades) [46]. Cada instância de dados pode ser descrito utilizando um conjunto de atributos de tipo binário, categórica ou numérica. Cada instância de dados pode consistir de apenas um atributo (univariada) ou múltiplos atributos (Multivariada). No caso de instâncias de dados multivariados, todos atributos podem ser do mesmo tipo ou podem ser uma mistura de tipos de dados. A natureza dos atributos determina a aplicabilidade de técnicas de detecção de anomalia.</text:p>
      <text:p text:style-name="P15"/>
      <text:p text:style-name="P15">2) Adequação de medidas de proximidade: Proximidade (similaridade ou dissimilaridade) medidas são necessárias para resolver muitos problemas de reconhecimento de padrões de classificação e agrupamento. Distância é um grau quantitativa de quão distante dois objetos estamos. medidas de distância que satisfazem propriedades métricas [46] são simplesmente chamado de métrica, enquanto outras medidas de distância não-métrico são ocasionalmente chamado de divergência. A escolha de uma proximidade medida depende do tipo de medição ou representação de objectos.</text:p>
      <text:p text:style-name="P15">Geralmente, as medidas de proximidade são funções que levam argumentos como pares de objetos e retornam valores numéricos que se tornam superior como os objetos se tornam mais parecidos. Uma medida proximidade é geralmente definido como se segue</text:p>
      <text:p text:style-name="P15">Definição 3.1: uma série de medidas de proximidade é uma função X × X → R que tem as seguintes propriedades [47].</text:p>
      <text:p text:style-name="P15">- Positividade: ∀x, y ∈ X, S (x, y) ≥ 0</text:p>
      <text:p text:style-name="P15">- Simetria -: ∀x, y ∈ X, S (x, y) = S (y, x)</text:p>
      <text:p text:style-name="P15">- Maximalidade: ∀x, y ∈ X, S (x, x) ≥ S (x, y)</text:p>
      <text:p text:style-name="P16">em que X é o espaço de dados (também chamado o universo) e X, Y são o par de objectos de k-dimensional. </text:p>
      <text:p text:style-name="P16">As medidas de proximidade mais comuns para numérica [48] -</text:p>
      <text:p text:style-name="P16">[50], categórica [51] e tipo misto [52] dados estão listados na Tabela V. Para os dados numéricos, assume-se que os dados sejam representadas como vectores reais. Os atributos levar seus valores a <text:soft-page-break/>partir de um domínio contínuo. Na Tabela V, assumimos que há dois objetos, X = X1, X2, X3 ··· x, y = y1, y2, y3 ··· km e -1 representa a covariância dos dados com o número d de atributos, ou seja, dimensões.</text:p>
      <text:p text:style-name="P16">Para os dados categóricos, semelhança de computação ou de proximidade medidas não é fácil devido ao facto de haver há noção explícita de encomendar entre os valores categóricos. A maneira mais simples de encontrar semelhança entre dois categórica atributos é atribuir uma similaridade de 1 se os valores são idênticos e uma semelhança de 0 Se os valores não são idênticos. Na Tabela V, Sk (xk, yk) representa semelhança per-atributo. o atributo sem peso para o atributo K é calculada como se mostra na tabela. Considere um conjunto de dados categórica D contendo n objetos, definida sobre um conjunto de atributos categóricos d onde Ak denota o enésimo atributo. Sk (xk, yk) é a proximidade por atributo entre duas Os valores para o atributo categórica AK. Note-se que xk, yk ∈ Ak. Na Tabela V, DE denota Ocorrência Inverse Frequência e DE denota Ocorrência Freqüência [51].</text:p>
      <text:p text:style-name="P16"/>
      <text:p text:style-name="P16">Finalmente, os dados de tipo misto inclui tanto categórica e numérica valores. Uma prática comum no cluster um conjunto de dados mistos é transformar valores categóricas em valores numéricos e, em seguida, usar um algoritmo de agrupamento numérico. Outra abordagem é a comparar os valores categóricas diretamente, em que dois grupos distintos valores resultar em uma distância de 1, enquanto valores idênticos resultar em a uma distância de 0. É claro, outras medidas para dados categóricos podem ser usados ​​também. Duas medidas de proximidade bem conhecidos, coeficiente de similaridade geral e coeficiente de distância geral [52] para os dados de tipo misto são mostrados na Tabela V. Tais métodos não pode levar em conta as informações semelhança incorporado em valores categóricas. Consequentemente, o agrupamento não pode fielmente revelar a estrutura similaridade no conjunto de dados [52], [53].</text:p>
      <text:p text:style-name="P16"/>
      <text:p text:style-name="P16">3) Rotulagem dos dados: A etiqueta associada a um conjunto de dados instância indica se essa instância é normal ou anormal. Isto deve notar-se que a obtenção de dados rotulados precisos de ambos tipos normais ou anormais é muitas vezes proibitivamente caro.</text:p>
      <text:p text:style-name="P16">Rotulagem muitas vezes é feito manualmente por especialistas humanos e, portanto, esforço substancial é necessária para obter o treinamento marcado conjunto de dados [3]. Além disso, o comportamento anômalo é frequentemente dinâmico na natureza, por exemplo, podem surgir novos tipos de anomalias, para os quais não há dados de treinamento rotulado.</text:p>
      <text:p text:style-name="P16"/>
      <text:p text:style-name="P16">4) Classificação dos métodos baseados no uso de dados rotulados: Com base na medida em que as etiquetas são disponíveis, anomalia técnicas de detecção pode operar em três modos: supervisionado, semi-supervisionado e não supervisionado.</text:p>
      <text:p text:style-name="P16"/>
      <text:p text:style-name="P16">No modo supervisionado, supõe a disponibilidade de uma conjunto de dados de treinamento que tem marcado as instâncias para o normal, bem como a classe de anomalia. A abordagem típica em tais casos é construir um modelo preditivo para anomalia vs normais classes. Qualquer instância de dados invisível é comparado com o modelo para determinar qual classe a que pertence. Há duas questões principais que surgem na detecção de anomalias supervisionado. Primeiro, ocorrências anômalas são muito menos em comparação com casos normais nos dados de treino. Problemas que surgem devido ao desequilíbrio distribuições de classe foram abordadas em mineração de dados e aprendizado de máquina literatura [54]. Em segundo lugar, a obtenção exata e rótulos representativos, especialmente para a classe de anomalia, é normalmente desafiador. Um número de técnicas artificiais injetar anomalias em um conjunto de dados normal, para obter uma formação rotulada conjunto de dados [55].</text:p>
      <text:p text:style-name="P16"/>
      <text:p text:style-name="P16">Técnicas semi-supervisionado assume que os dados de treinamento rotulou casos apenas para a classe normal. Desde que eles não necessitam de marcadores para a classe de anomalia, elas podem ser mais prontamente usada em comparação com técnicas supervisionadas. Por exemplo, na nave <text:soft-page-break/>espacial falha de detecção [56], um cenário de anomalia seria significam um acidente, o que não é fácil de modelar. o típico abordagem utilizada em tais técnicas é a construção de um modelo para a classe correspondente ao comportamento normal, e usar o modelo para identificar anomalias nos dados de teste.</text:p>
      <text:p text:style-name="P16"/>
      <text:p text:style-name="P16">Finalmente, técnicas sem supervisão não necessitam de formação de dados, e, portanto, são potencialmente mais amplamente aplicáveis. As técnicas nesta categoria fazem a suposição implícita que os casos normais são muito mais frequentes do que as anomalias nos dados de ensaio [57]. Quando esta suposição não é verdadeira, tais técnicas sofrem de altas taxas de falso alarme. Muitos técnicas semi-supervisionado pode ser adaptado para operar num modo sem supervisão usando uma amostra do conjunto de dados não marcado como dados de treinamento [58]. Tal adaptação assume que o teste dados contém muito poucas anomalias e o modelo aprendeu durante treinamento é robusto para estas poucas anomalias.</text:p>
      <text:p text:style-name="P16"/>
      <text:p text:style-name="P16">5) identificação de característica relevante: peças de seleção de recursos um papel importante na detecção de anomalias de rede. seleção de recurso os métodos são utilizados no domínio de detecção de intrusão de eliminando recursos insignificantes ou irrelevantes. seleção de recurso reduz a complexidade computacional, remove informações redundância, aumenta a precisão do algoritmo de detecção, facilita a compreensão de dados e melhora a generalização. O processo de seleção de recursos inclui três etapas principais: (a) geração subconjunto, (b) a avaliação subconjunto e (c) de validação. Três diferentes abordagens para a geração de subconjunto são: completa, heurística e aleatória. funções de avaliação são categorizados em cinco [59] categorias distintas: baseado em pontuação, a entropia ou mútua Baseada na informação, à base de correlação, com consistência de base e detecção de precisão à base de. aplicação Simulação e mundo real são as duas formas de validar o subconjunto avaliado. A estrutura conceitual do processo de seleção de recurso é mostrado na Figura 3.</text:p>
      <text:p text:style-name="P16"/>
      <text:p text:style-name="P17"><text:span text:style-name="T4">Algoritmos</text:span> de seleção de recurso foram classificadas em três tipos: envoltório, filtro e métodos híbridos [60]. <text:span text:style-name="T4">Enquanto</text:span> <text:span text:style-name="T4">invólucros métodos</text:span> tentar otimizar alguns critérios pré-definidos com respeito para o conjunto de recursos como parte do processo de seleção, métodos de filtro <text:span text:style-name="T4">dependem das características gerais dos dados de formação para seleccionar características que são independentes um do outro e são altamente dependente da saída. O método de seleção de características híbridas tenta explorar as principais características de ambos embalagem e</text:span></text:p>
      <text:p text:style-name="P18">métodos de filtro [60].</text:p>
      <text:p text:style-name="P18"/>
      <text:p text:style-name="P18">Um exemplo de método de seleção de recurso baseado em invólucro é [61], em que os autores propõem um algoritmo para construir um IDS leves usando modificado aleatório Mutação Colina</text:p>
      <text:p text:style-name="P18">Escalada (RMHC) como uma estratégia de busca para especificar um candidato subconjunto para avaliação, e usando um linear modificado Support Vector Machines (SVMs) com base procedimento iterativo como uma abordagem wrapper para obter um subconjunto recurso ideal. Os autores estabelecem a eficácia de seu método em termos de eficiência na detecção de intrusão, sem comprometer a taxa de detecção. Um exemplo de modelo de filtro para seleção de características é [62], onde os autores fundir correlação baseada e minimal medidas de redundância-maximal-relevância. Eles avaliar a seu método em conjuntos de dados de intrusão de referência para a classificação precisão. Vários outros métodos para seleção de características são [39], [63] – [65].</text:p>
      <text:p text:style-name="P18"/>
      <text:p text:style-name="P18">6) anomalias de Relato: Um aspecto importante de qualquer técnica de detecção de anomalias é a maneira pela qual anomalias são relatados [3]. Tipicamente, as saídas produzido pela anomalia</text:p>
      <text:p text:style-name="P18">As técnicas de detecção são de dois tipos: (a) um marcador, que é um valor que combinar (i) a distância ou desvio com referência a um conjunto de perfis ou assinaturas, (ii) influência da maioria na sua vizinhança, e (iii) o domínio distinto do relevante subespaço (como discutido na Seção III B5). (B) uma etiqueta, que é um valor (normal ou anormal) dada para cada exemplo de teste.</text:p>
      <text:p text:style-name="P18"><text:soft-page-break/>Normalmente, a rotulagem de uma instância depende (i) o tamanho de grupos gerados por uma técnica sem supervisão, (ii) a compacidade do grupo (s), (iii) votação por maioria com base na saída dadas por vários índices (vários exemplos de índices são dadas na Tabela VI), ou (iv) o domínio distinto do subconjunto de característic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5T10:50:49.070000000</meta:creation-date>
    <dc:date>2016-02-29T16:09:43.763000000</dc:date>
    <meta:editing-duration>PT12M42S</meta:editing-duration>
    <meta:editing-cycles>2</meta:editing-cycles>
    <meta:generator>LibreOffice/4.4.5.2$Windows_x86 LibreOffice_project/a22f674fd25a3b6f45bdebf25400ed2adff0ff99</meta:generator>
    <meta:document-statistic meta:table-count="0" meta:image-count="0" meta:object-count="0" meta:page-count="11" meta:paragraph-count="119" meta:word-count="5864" meta:character-count="37813" meta:non-whitespace-character-count="32059"/>
  </office:meta>
</office:document-meta>
</file>